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25cm" fo:min-width="9.1cm" draw:shadow="hidden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4.45cm" fo:min-width="3.6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25cm" fo:min-width="7.6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05cm" fo:min-width="4cm"/>
    </style:style>
    <style:style style:name="gr5" style:family="graphic" style:parent-style-name="standard">
      <style:graphic-properties draw:fill="none" draw:fill-color="#729fcf" draw:textarea-horizontal-align="justify" draw:textarea-vertical-align="middle" draw:auto-grow-height="false" fo:min-height="4.25cm" fo:min-width="5.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6cm" svg:height="4.5cm" svg:x="1.1cm" svg:y="8.8cm">
          <text:p text:style-name="P1">Composant electriqu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cm" svg:height="4.7cm" svg:x="2.8cm" svg:y="15.1cm">
          <text:p text:style-name="P1">Lamp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1cm" svg:height="3.5cm" svg:x="10.6cm" svg:y="14cm">
          <text:p text:style-name="P1">Source electriqu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4.3cm" svg:x="12.6cm" svg:y="18.9cm">
          <text:p text:style-name="P1">Prise multipl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7cm" svg:height="4.5cm" svg:x="12.2cm" svg:y="23.6cm">
          <text:p text:style-name="P1">Rallong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7cm" svg:y1="13.3cm" svg:x2="5.1cm" svg:y2="15.1cm">
          <text:p/>
        </draw:line>
        <draw:line draw:style-name="gr6" draw:text-style-name="P2" draw:layer="layout" svg:x1="10.7cm" svg:y1="11cm" svg:x2="14.2cm" svg:y2="14cm">
          <text:p/>
        </draw:line>
        <draw:line draw:style-name="gr6" draw:text-style-name="P2" draw:layer="layout" svg:x1="14.5cm" svg:y1="17.5cm" svg:x2="14.6cm" svg:y2="19.1cm">
          <text:p/>
        </draw:line>
        <draw:line draw:style-name="gr6" draw:text-style-name="P2" draw:layer="layout" svg:x1="14.9cm" svg:y1="23.2cm" svg:x2="14.9cm" svg:y2="2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06T11:19:48.231157951</meta:creation-date>
    <dc:date>2021-12-06T11:29:31.353198235</dc:date>
    <meta:editing-duration>PT9M47S</meta:editing-duration>
    <meta:editing-cycles>1</meta:editing-cycles>
    <meta:document-statistic meta:object-count="9"/>
    <meta:generator>LibreOffice/6.0.7.3$Linux_X86_64 LibreOffice_project/00m0$Build-3</meta:generator>
  </office:meta>
</office:document-meta>
</file>